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fb186" draw:textarea-horizontal-align="justify" draw:textarea-vertical-align="middle" draw:auto-grow-height="false" style:protect="position 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4cm" svg:height="4.4cm" svg:x="7.6cm" svg:y="4.01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2" draw:id="id2" draw:layer="layout" svg:width="4.4cm" svg:height="4.4cm" svg:x="12.1cm" svg:y="11.8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4.4cm" svg:height="4.4cm" svg:x="3.1cm" svg:y="11.8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" draw:text-style-name="P1" draw:layer="layout" svg:x1="7.8cm" svg:y1="13cm" svg:x2="7.4cm" svg:y2="13.3cm">
              <text:p/>
            </draw:line>
          </draw:g>
          <draw:path draw:style-name="gr3" draw:text-style-name="P1" draw:layer="layout" svg:width="5.883cm" svg:height="3.247cm" draw:transform="skewX (0.626398668540765) rotate (0.743335728424385) translate (7.4cm 13.3cm)" svg:viewBox="0 0 5884 3248" svg:d="m0 0c3327 1 5884 3248 5884 3248">
            <text:p/>
          </draw:path>
          <draw:g>
            <draw:line draw:style-name="gr2" draw:text-style-name="P1" draw:layer="layout" svg:x1="11.8cm" svg:y1="15cm" svg:x2="12.2cm" svg:y2="14.7cm">
              <text:p/>
            </draw:line>
          </draw:g>
          <draw:path draw:style-name="gr3" draw:text-style-name="P1" draw:layer="layout" svg:width="5.883cm" svg:height="3.247cm" draw:transform="skewX (0.626224135615565) rotate (-2.39825692516541) translate (12.2cm 14.7cm)" svg:viewBox="0 0 5884 3248" svg:d="m0 0c3327 1 5884 3248 5884 3248">
            <text:p/>
          </draw:path>
          <draw:g>
            <draw:line draw:style-name="gr2" draw:text-style-name="P1" draw:layer="layout" svg:x1="5.634cm" svg:y1="11.332cm" svg:x2="5.694cm" svg:y2="11.828cm">
              <text:p/>
            </draw:line>
          </draw:g>
          <draw:path draw:style-name="gr3" draw:text-style-name="P1" draw:layer="layout" svg:width="5.883cm" svg:height="3.247cm" draw:transform="skewX (0.626398668540765) rotate (1.79053327962098) translate (5.69378221735089cm 11.8284609690827cm)" svg:viewBox="0 0 5884 3248" svg:d="m0 0c3327 1 5884 3248 5884 3248">
            <text:p/>
          </draw:path>
          <draw:g>
            <draw:line draw:style-name="gr2" draw:text-style-name="P1" draw:layer="layout" svg:x1="9.366cm" svg:y1="8.868cm" svg:x2="9.306cm" svg:y2="8.372cm">
              <text:p/>
            </draw:line>
          </draw:g>
          <draw:path draw:style-name="gr3" draw:text-style-name="P1" draw:layer="layout" svg:width="5.883cm" svg:height="3.247cm" draw:transform="skewX (0.626224135615565) rotate (-1.35105937396881) translate (9.30621778264911cm 8.37153903091735cm)" svg:viewBox="0 0 5884 3248" svg:d="m0 0c3327 1 5884 3248 5884 3248">
            <text:p/>
          </draw:path>
          <draw:g>
            <draw:line draw:style-name="gr2" draw:text-style-name="P1" draw:layer="layout" svg:x1="13.966cm" svg:y1="11.332cm" svg:x2="13.906cm" svg:y2="11.828cm">
              <text:p/>
            </draw:line>
          </draw:g>
          <draw:path draw:style-name="gr3" draw:text-style-name="P1" draw:layer="layout" svg:width="5.883cm" svg:height="3.247cm" draw:transform="skewX (-0.626398668540765) rotate (-1.79053327962098) translate (15.1888597026875cm 6.08554285453645cm)" svg:viewBox="0 0 5884 3248" svg:d="m5884 0c-3327 1-5884 3248-5884 3248">
            <text:p/>
          </draw:path>
          <draw:g>
            <draw:line draw:style-name="gr2" draw:text-style-name="P1" draw:layer="layout" svg:x1="10.234cm" svg:y1="8.868cm" svg:x2="10.294cm" svg:y2="8.372cm">
              <text:p/>
            </draw:line>
          </draw:g>
          <draw:path draw:style-name="gr3" draw:text-style-name="P1" draw:layer="layout" svg:width="5.883cm" svg:height="3.247cm" draw:transform="skewX (-0.626224135615565) rotate (1.35105937396881) translate (9.01132856185244cm 14.1136142072907cm)" svg:viewBox="0 0 5884 3248" svg:d="m5884 0c-3328 1-5884 3248-5884 3248">
            <text:p/>
          </draw:path>
          <draw:connector draw:style-name="gr4" draw:text-style-name="P1" draw:layer="layout" draw:type="curve" draw:line-skew="-0.537cm" svg:x1="8.244cm" svg:y1="4.654cm" svg:x2="11.356cm" svg:y2="4.654cm" draw:start-shape="id1" draw:start-glue-point="5" draw:end-shape="id1" draw:end-glue-point="11" svg:d="m8244 4654c0-2523 3112-2523 3112 0">
            <text:p/>
          </draw:connector>
          <draw:connector draw:style-name="gr4" draw:text-style-name="P1" draw:layer="layout" draw:type="curve" draw:line-skew="0.181cm 0.21cm" svg:x1="16.5cm" svg:y1="14cm" svg:x2="14.3cm" svg:y2="16.2cm" draw:start-shape="id2" draw:start-glue-point="10" draw:end-shape="id2" draw:end-glue-point="8" svg:d="m16500 14000c1024 0 853 1456 48 2273s-2248 995-2248-73">
            <text:p/>
          </draw:connector>
          <draw:connector draw:style-name="gr4" draw:text-style-name="P1" draw:layer="layout" draw:type="curve" draw:line-skew="0.269cm -0.211cm" svg:x1="5.3cm" svg:y1="16.2cm" svg:x2="3.1cm" svg:y2="14cm" draw:start-shape="id3" draw:start-glue-point="8" draw:end-shape="id3" draw:end-glue-point="6" svg:d="m5300 16200c0 1156-1456 963-2273 125s-995-2325 73-2325">
            <text:p/>
          </draw:connector>
        </draw:g>
        <draw:frame draw:style-name="gr5" draw:layer="layout" svg:width="1.8cm" svg:height="1.171cm" svg:x="7.3cm" svg:y="10.45cm">
          <draw:text-box>
            <text:p>P<text:span text:style-name="T2">CA</text:span></text:p>
          </draw:text-box>
        </draw:frame>
        <draw:frame draw:style-name="gr6" draw:layer="layout" svg:width="1.8cm" svg:height="1.2cm" svg:x="6.3cm" svg:y="8.5cm">
          <draw:text-box>
            <text:p>P<text:span text:style-name="T2">AC</text:span></text:p>
          </draw:text-box>
        </draw:frame>
        <draw:frame draw:style-name="gr7" draw:layer="layout" svg:width="1.8cm" svg:height="1.35cm" svg:x="2cm" svg:y="15.9cm">
          <draw:text-box>
            <text:p>P<text:span text:style-name="T2">CC</text:span></text:p>
          </draw:text-box>
        </draw:frame>
        <draw:frame draw:style-name="gr7" draw:layer="layout" svg:width="1.8cm" svg:height="1.35cm" svg:x="10cm" svg:y="12.4cm">
          <draw:text-box>
            <text:p>P<text:span text:style-name="T2">BC</text:span></text:p>
          </draw:text-box>
        </draw:frame>
        <draw:frame draw:style-name="gr7" draw:layer="layout" svg:width="1.8cm" svg:height="1.35cm" svg:x="8.1cm" svg:y="14.2cm">
          <draw:text-box>
            <text:p>P<text:span text:style-name="T2">CB</text:span></text:p>
          </draw:text-box>
        </draw:frame>
        <draw:frame draw:style-name="gr7" draw:layer="layout" svg:width="1.8cm" svg:height="1.35cm" svg:x="16.6cm" svg:y="15.8cm">
          <draw:text-box>
            <text:p>P<text:span text:style-name="T2">BB</text:span></text:p>
          </draw:text-box>
        </draw:frame>
        <draw:frame draw:style-name="gr5" draw:layer="layout" svg:width="1.8cm" svg:height="1.171cm" svg:x="10.8cm" svg:y="10.451cm">
          <draw:text-box>
            <text:p>P<text:span text:style-name="T2">BA</text:span></text:p>
          </draw:text-box>
        </draw:frame>
        <draw:frame draw:style-name="gr6" draw:layer="layout" svg:width="1.8cm" svg:height="1.2cm" svg:x="12.1cm" svg:y="8.501cm">
          <draw:text-box>
            <text:p>P<text:span text:style-name="T2">AB</text:span></text:p>
          </draw:text-box>
        </draw:frame>
        <draw:frame draw:style-name="gr6" draw:layer="layout" svg:width="1.8cm" svg:height="1.2cm" svg:x="9cm" svg:y="1.601cm">
          <draw:text-box>
            <text:p>P<text:span text:style-name="T2">A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r MacMackin</meta:initial-creator>
    <meta:creation-date>2013-07-02T21:00:52</meta:creation-date>
    <dc:date>2013-07-02T21:49:02</dc:date>
    <dc:creator>Christopher MacMackin</dc:creator>
    <meta:editing-duration>PT37M38S</meta:editing-duration>
    <meta:editing-cycles>3</meta:editing-cycles>
    <meta:generator>LibreOffice/3.6$Linux_X86_64 LibreOffice_project/360m1$Build-2</meta:generator>
    <meta:document-statistic meta:object-count="34"/>
  </office:meta>
</office:document-meta>
</file>